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14pt" style:font-size-asian="14pt" style:font-size-complex="14pt"/>
    </style:style>
    <style:style style:name="P3" style:parent-style-name="Standard" style:family="paragraph">
      <style:text-properties fo:font-size="14pt" style:font-size-asian="14pt" style:font-size-complex="14pt"/>
    </style:style>
    <style:style style:name="P4" style:parent-style-name="Standard" style:family="paragraph">
      <style:text-properties fo:font-size="14pt" style:font-size-asian="14pt" style:font-size-complex="14pt"/>
    </style:style>
    <style:style style:name="T5" style:parent-style-name="Absatz-Standardschriftart" style:family="text">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T9" style:parent-style-name="Absatz-Standardschriftart" style:family="text">
      <style:text-properties fo:font-size="14pt" style:font-size-asian="14pt" style:font-size-complex="14pt"/>
    </style:style>
  </office:automatic-styles>
  <office:body>
    <office:text text:use-soft-page-breaks="true">
      <text:p text:style-name="P1">Would be settelers would have to pass the britishness test, a summary</text:p>
      <text:p text:style-name="P2">More than 180000 peopel pally for british citicen shit each year, to get this citizenship they have to pass a test, the test includes things like the english language, knowledge about british life, and other things every british citizen should know about, dut tot he covid pandemic, an *antrag* was made to increase the boundary to pass the test, aslo people that aplpie and are over the age of 65 would be exempt due to financial reasons.</text:p>
      <text:p text:style-name="P3">Allthogh this test might seem logical to a certain extend, meany peoepl still feel that it is a very discriminating and racially incorrect practise, top lease these critics the government set up courses to teach future immigrants in order increse their chances to pass the test</text:p>
      <text:p text:style-name="P4">Studies also prove that british people with lower social status feel more resentful towards recent immigrats compared to those of higher social status, this is propably due to rich people feeling like immigrants „taking away their resources and leeching of their work“, this is incorrect, fuck the rich.</text:p>
      <text:p text:style-name="Standard"><text:span text:style-name="T5">All in all this means that imigrants face lot of discimination and racism one gaining citizenship in england.</text:span></text:p>
      <text:p text:style-name="P6">More than 180000 peopel pally for british citicen shit each year, to get this citizenship they have to pass a test, the test includes things like the english language, knowledge about british life, and other things every british citizen should know about, dut tot he covid pandemic, an application??? was made to increase the boundary to pass the test, aslo people that aplpie and are over the age of 65 would be exempt due to financial reasons.</text:p>
      <text:p text:style-name="P7">Allthogh this test might seem logical to a certain extend, meany peoepl still feel that it is a very discriminating and racially incorrect practise, top lease these critics the government set up courses to teach future immigrants in order increse their chances to pass the test</text:p>
      <text:p text:style-name="P8">Studies also prove that british people with lower social status feel more resentful towards recent immigrats compared to those of higher social status, this is propably due to rich people feeling like immigrants „taking away their resources and leeching of their work“, this is incorrect, fuck the rich.</text:p>
      <text:p text:style-name="Standard"><text:span text:style-name="T9">All in all this means that imigrants face lot of discimination and racism one gaining citizenship in england.</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kob Reinert</meta:initial-creator>
    <dc:creator>Jakob Reinert</dc:creator>
    <meta:creation-date>2023-09-29T07:49:00Z</meta:creation-date>
    <dc:date>2023-09-29T07:49:00Z</dc:date>
    <meta:template xlink:href="Normal.dotm" xlink:type="simple"/>
    <meta:editing-cycles>2</meta:editing-cycles>
    <meta:editing-duration>PT0S</meta:editing-duration>
    <meta:document-statistic meta:page-count="2" meta:paragraph-count="4" meta:word-count="320" meta:character-count="2337" meta:row-count="16" meta:non-whitespace-character-count="2021"/>
  </office:meta>
</office:document-meta>
</file>